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 rowsx=3;</text:p>
      <text:p text:style-name="Standard"><text:s text:c="4"/>int arithmos=7;</text:p>
      <text:p text:style-name="Standard"><text:s text:c="4"/>int x=1;</text:p>
      <text:p text:style-name="Standard"><text:s text:c="4"/>float dr;</text:p>
      <text:p text:style-name="Standard"><text:s text:c="4"/>cout&lt;&lt;"enter rows \n";</text:p>
      <text:p text:style-name="Standard"><text:s text:c="4"/>cin&gt;&gt;rowsx;</text:p>
      <text:p text:style-name="Standard"><text:s text:c="4"/>cout&lt;&lt;"enter arithmo number \n";</text:p>
      <text:p text:style-name="Standard"><text:s text:c="4"/>cin&gt;&gt;arithmos;</text:p>
      <text:p text:style-name="Standard"><text:s text:c="4"/>dr=arithmos/rowsx;</text:p>
      <text:p text:style-name="Standard"><text:s text:c="4"/>cout&lt;&lt;arithmos &lt;&lt; " / " &lt;&lt; rowsx &lt;&lt;" ::== " &lt;&lt; dr &lt;&lt;"\n";</text:p>
      <text:p text:style-name="Standard"><text:s text:c="4"/>double fractpart,intpart;</text:p>
      <text:p text:style-name="Standard"><text:s text:c="4"/>fractpart=modf(dr,&amp;intpart);</text:p>
      <text:p text:style-name="Standard"><text:s text:c="4"/>if(intpart==0){intpart+=1;}</text:p>
      <text:p text:style-name="Standard"><text:s text:c="4"/>cout&lt;&lt;"intpart " &lt;&lt; intpart &lt;&lt;"\n";</text:p>
      <text:p text:style-name="Standard"><text:s text:c="4"/>int arx[rowsx];</text:p>
      <text:p text:style-name="Standard"><text:s text:c="4"/>int xr=0;</text:p>
      <text:p text:style-name="Standard"><text:s text:c="4"/>int ph=0;</text:p>
      <text:p text:style-name="Standard"><text:s text:c="4"/>//filling the table with the stable of dr the intpart</text:p>
      <text:p text:style-name="Standard"><text:s text:c="4"/>cout&lt;&lt;"-----------------------------\n";</text:p>
      <text:p text:style-name="Standard"><text:s text:c="4"/>for(int i=0;i&lt;=rowsx-1;i++){</text:p>
      <text:p text:style-name="Standard"><text:s text:c="8"/>arx[i]=intpart;</text:p>
      <text:p text:style-name="Standard"><text:s text:c="8"/>xr+=intpart;</text:p>
      <text:p text:style-name="Standard"><text:s text:c="8"/>cout&lt;&lt;"@i " &lt;&lt; i &lt;&lt; " with xr " &lt;&lt; xr &lt;&lt;"\n";</text:p>
      <text:p text:style-name="Standard"><text:s text:c="8"/>if(xr&gt;arithmos){arx[i]=0;}</text:p>
      <text:p text:style-name="Standard"><text:s text:c="4"/>}</text:p>
      <text:p text:style-name="Standard"><text:s text:c="4"/>cout&lt;&lt;"-----------------------------\n";</text:p>
      <text:p text:style-name="Standard"><text:s text:c="4"/>cout&lt;&lt;"\n";</text:p>
      <text:p text:style-name="Standard"><text:s text:c="4"/>cout&lt;&lt;"initial filling\n";</text:p>
      <text:p text:style-name="Standard"><text:s text:c="4"/>for(int i=0;i&lt;=rowsx-1;i++){</text:p>
      <text:p text:style-name="Standard"><text:s text:c="36"/>cout&lt;&lt;arx[i] &lt;&lt; "\n";</text:p>
      <text:p text:style-name="Standard"><text:s text:c="31"/>}</text:p>
      <text:p text:style-name="Standard"><text:s text:c="4"/>cout&lt;&lt;"\n";</text:p>
      <text:p text:style-name="Standard"><text:s text:c="4"/>cout&lt;&lt;"of " &lt;&lt; arithmos &lt;&lt; " evala " &lt;&lt; xr &lt;&lt;"\n";</text:p>
      <text:p text:style-name="Standard"><text:s text:c="4"/>if(ph==0){</text:p>
      <text:p text:style-name="Standard"><text:s text:c="8"/>int xof;</text:p>
      <text:p text:style-name="Standard"><text:s text:c="8"/>xof=arithmos-xr;</text:p>
      <text:p text:style-name="Standard"><text:s text:c="8"/>cout&lt;&lt;arithmos &lt;&lt; " - " &lt;&lt; xr &lt;&lt; " ::== " &lt;&lt; xof &lt;&lt;"\n";</text:p>
      <text:p text:style-name="Standard"><text:s text:c="8"/>if(xof&gt;0){</text:p>
      <text:p text:style-name="Standard"><text:s text:c="16"/>for(int i=0;i&lt;=xof-1;i++){</text:p>
      <text:p text:style-name="Standard"><text:s text:c="44"/>arx[i]=arx[i]+1;</text:p>
      <text:p text:style-name="Standard"><text:s text:c="41"/>}</text:p>
      <text:p text:style-name="Standard"><text:s text:c="8"/>cout&lt;&lt;"final tbl\n";</text:p>
      <text:p text:style-name="Standard"><text:s text:c="16"/>for(int i=0;i&lt;=rowsx-1;i++){</text:p>
      <text:p text:style-name="Standard"><text:s text:c="44"/>cout&lt;&lt;"@i " &lt;&lt; i &lt;&lt; " " &lt;&lt; arx[i] &lt;&lt;"\n";</text:p>
      <text:p text:style-name="Standard"><text:s text:c="42"/>}</text:p>
      <text:p text:style-name="Standard"><text:s text:c="8"/>}</text:p>
      <text:p text:style-name="Standard"><text:s text:c="4"/>}</text:p>
      <text:p text:style-name="Standard"><text:s text:c="6"/>cout&lt;&lt;"\n"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5:30:38.484228617</meta:creation-date>
    <dc:date>2025-11-17T15:30:46.596740084</dc:date>
    <meta:editing-duration>PT9S</meta:editing-duration>
    <meta:editing-cycles>1</meta:editing-cycles>
    <meta:document-statistic meta:table-count="0" meta:image-count="0" meta:object-count="0" meta:page-count="1" meta:paragraph-count="48" meta:word-count="140" meta:character-count="1468" meta:non-whitespace-character-count="910"/>
    <meta:generator>LibreOffice/7.4.7.2$Linux_AARCH64 LibreOffice_project/40$Build-2</meta:generator>
  </office:meta>
</office:document-meta>
</file>